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/>
    </style:style>
    <style:style style:name="P2" style:family="paragraph" style:parent-style-name="Text_20_body">
      <style:paragraph-properties fo:margin-top="0cm" fo:margin-bottom="0cm" fo:line-height="138%" style:writing-mode="lr-tb"/>
      <style:text-properties style:use-window-font-color="true" style:font-name="Arial"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style:use-window-font-color="true" style:font-name="Arial"/>
    </style:style>
    <style:style style:name="P4" style:family="paragraph" style:parent-style-name="Text_20_body">
      <style:text-properties style:use-window-font-color="true" style:font-name="Arial"/>
    </style:style>
    <style:style style:name="P5" style:family="paragraph" style:parent-style-name="Standard">
      <style:text-properties style:use-window-font-color="true" style:font-name="Ari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/>
    </style:style>
    <style:style style:name="T1" style:family="text">
      <style:text-properties fo:font-variant="normal" fo:text-transform="none" style:text-line-through-style="none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style:text-line-through-style="none" fo:font-size="12pt" fo:font-style="italic" style:text-underline-style="none" style:text-blinking="false" fo:background-color="transparent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de départ : </text:p>
      <text:p text:style-name="P1"/>
      <text:p text:style-name="P1">Le crowdfunding utilisé par le secteur de l'audiovisuel est-il un outils d'émergence de nouveaux talents, de nouvelles têtes d'affiche, ou une extension dans le fonctionnement de l'industrie audiovisuel ? </text:p>
      <text:p text:style-name="P1"/>
      <text:p text:style-name="P6">Le Crowdfunding dans le secteur audiovisuel est-il une extension des pratiques de l'industrie audiovisuel et/ou un vecteur de création de nouvelles têtes d'affiche, de nouveau talent ou bien une nouvelle voie de production de contenu ? </text:p>
      <text:p text:style-name="P1"/>
      <text:p text:style-name="P1"/>
      <text:p text:style-name="P1">BIBLIOGRAPHIE INDICATIVE : </text:p>
      <text:p text:style-name="P1"/>
      <text:p text:style-name="P1">- Vincent RICORDEAU. <text:span text:style-name="T3">Crowfunding, le financement participatif bouscule l'économie</text:span>. Juin 2013, édition FYP, 96p.</text:p>
      <text:p text:style-name="P1"/>
      <text:p text:style-name="P1">- Jacob T. MATTHEWS, Vincent ROUZE, Jérémy VACHET <text:span text:style-name="T3">La culture par les foules ? : Le crowfunding et le crowsourcing en question</text:span>. Paris : MkF éd ; 63P.</text:p>
      <text:p text:style-name="P1"/>
      <text:p text:style-name="P1">- L. Creton, K. Kitsopandiou C<text:span text:style-name="T3">rowdfunding, industries culturelles et démarche participative</text:span> (2016), ICCA</text:p>
      <text:p text:style-name="P1"/>
      <text:p text:style-name="P2"><text:span text:style-name="T1">- LESUR Nicolas, 2016. </text:span><text:span text:style-name="T2">Crowdfunding : financement de complément, ou de rupture ? </text:span><text:span text:style-name="T1">Réalités Industrielles. Vol 1/N°1/ p. 8-11</text:span></text:p>
      <text:p text:style-name="P3"> </text:p>
      <text:p text:style-name="P2"><text:span text:style-name="T2">- </text:span><text:span text:style-name="T1">ONNEE Stéphane</text:span><text:span text:style-name="T2">, </text:span><text:span text:style-name="T1">2016. </text:span><text:span text:style-name="T2">Vers une compréhension du rôle joué par la foule. </text:span><text:span text:style-name="T1">Réalités Industrielles. Vol 1/N°1/ p. 12-16</text:span></text:p>
      <text:p text:style-name="P3"> </text:p>
      <text:p text:style-name="P2"><text:span text:style-name="T1">- LEFEVRE Fantine, 2016. </text:span><text:span text:style-name="T2">Crowfunding « à la française » : comment réussir une campagne de collecte de fonds ? </text:span><text:span text:style-name="T1">Réalités Industrielles. Vol 1/N°1/ p. 21-25</text:span></text:p>
      <text:p text:style-name="P3"> </text:p>
      <text:p text:style-name="P2"><text:span text:style-name="T1">- BERTRAND Cyril, JAKUBOWSKI Bartosz, 2016. </text:span><text:span text:style-name="T2">Le fric, c'est chic : panorama du crowfunding en 2016. </text:span><text:span text:style-name="T1">Réalités Industrielles. Vol 1/N°1/ p. 38-43</text:span></text:p>
      <text:p text:style-name="P4"/>
      <text:p text:style-name="P4">- Bouquillion, P., Matthews, JT (2010) <text:span text:style-name="T3">Le Web Collaboratif,</text:span> P.U.G</text:p>
      <text:p text:style-name="P4"/>
      <text:p text:style-name="P4">- Bouquillion, P. (2012) <text:span text:style-name="T3">Creative economy, creative industries : des notions à traduire</text:span>, P.U.V</text:p>
      <text:p text:style-name="P4">- Hesmondhalgh, D. (2010) U<text:span text:style-name="T3">ser-generated content, free labor and the cultural industries</text:span>. Ephemera, 10 (3/4)</text:p>
      <text:p text:style-name="P4"/>
      <text:p text:style-name="P4">- Terranova, T. (2000) <text:span text:style-name="T3">Free labor, producing culture for the digital economy</text:span>, Social Text, 18 (2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6T13:31:47</meta:creation-date>
    <dc:date>2017-12-02T15:02:46</dc:date>
    <meta:editing-duration>P2DT2H29M59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18" meta:word-count="268" meta:character-count="1755"/>
  </office:meta>
</office:document-meta>
</file>